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78587962962963" calcext:value-type="float">
            <text:p>0.7858796296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4293130870725" calcext:value-type="float">
            <text:p>0.1429313087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3.75/9" office:value-type="float" office:value="0.416666666666667" calcext:value-type="float">
            <text:p>0.4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4.75/9" office:value-type="float" office:value="0.527777777777778" calcext:value-type="float">
            <text:p>0.52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9/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0:43:40.840171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4T10:44:04.246155940</dc:date>
    <meta:editing-duration>PT8H50M1S</meta:editing-duration>
    <meta:editing-cycles>87</meta:editing-cycles>
    <meta:generator>LibreOffice/5.1.6.2$Linux_X86_64 LibreOffice_project/10m0$Build-2</meta:generator>
    <meta:document-statistic meta:table-count="1" meta:cell-count="54" meta:object-count="0"/>
  </office:meta>
</office:document-meta>
</file>